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17b6b" officeooo:paragraph-rsid="00117b6b"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2132cb" officeooo:paragraph-rsid="002132cb" style:font-weight-asian="bold" style:font-weight-complex="bold"/>
    </style:style>
    <style:style style:name="P3" style:family="paragraph" style:parent-style-name="Standard">
      <style:paragraph-properties fo:text-align="center" style:justify-single-word="false"/>
      <style:text-properties style:font-name="Times New Roman" fo:font-weight="bold" officeooo:rsid="00282b9f" officeooo:paragraph-rsid="00282b9f" style:font-weight-asian="bold" style:font-weight-complex="bold"/>
    </style:style>
    <style:style style:name="P4" style:family="paragraph" style:parent-style-name="Standard" style:list-style-name="L1">
      <style:paragraph-properties fo:text-align="start" style:justify-single-word="false"/>
      <style:text-properties style:font-name="Times New Roman" fo:font-weight="normal" officeooo:rsid="00117b6b" officeooo:paragraph-rsid="00117b6b"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117b6b" officeooo:paragraph-rsid="00117b6b" style:font-weight-asian="normal" style:font-weight-complex="normal"/>
    </style:style>
    <style:style style:name="P6" style:family="paragraph" style:parent-style-name="Standard" style:list-style-name="L1">
      <style:paragraph-properties fo:text-align="start" style:justify-single-word="false"/>
      <style:text-properties style:font-name="Times New Roman" fo:font-weight="normal" officeooo:rsid="0012eefa" officeooo:paragraph-rsid="0012eefa" style:font-weight-asian="normal" style:font-weight-complex="normal"/>
    </style:style>
    <style:style style:name="P7" style:family="paragraph" style:parent-style-name="Standard" style:list-style-name="L1">
      <style:paragraph-properties fo:text-align="start" style:justify-single-word="false"/>
      <style:text-properties style:font-name="Times New Roman" fo:font-weight="normal" officeooo:rsid="00148da0" officeooo:paragraph-rsid="00148da0" style:font-weight-asian="normal" style:font-weight-complex="normal"/>
    </style:style>
    <style:style style:name="P8" style:family="paragraph" style:parent-style-name="Standard" style:list-style-name="L1">
      <style:paragraph-properties fo:text-align="start" style:justify-single-word="false"/>
      <style:text-properties style:font-name="Times New Roman" fo:font-weight="normal" officeooo:rsid="0016590a" officeooo:paragraph-rsid="0016590a" style:font-weight-asian="normal" style:font-weight-complex="normal"/>
    </style:style>
    <style:style style:name="P9" style:family="paragraph" style:parent-style-name="Standard" style:list-style-name="L1">
      <style:paragraph-properties fo:text-align="start" style:justify-single-word="false"/>
      <style:text-properties style:font-name="Times New Roman" fo:font-weight="normal" officeooo:rsid="0016b618" officeooo:paragraph-rsid="0016b618"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officeooo:rsid="00173161" officeooo:paragraph-rsid="00173161" style:font-weight-asian="normal" style:font-weight-complex="normal"/>
    </style:style>
    <style:style style:name="P11" style:family="paragraph" style:parent-style-name="Standard" style:list-style-name="L1">
      <style:paragraph-properties fo:text-align="start" style:justify-single-word="false"/>
      <style:text-properties style:font-name="Times New Roman" fo:font-weight="normal" officeooo:rsid="0017edd3" officeooo:paragraph-rsid="0017edd3" style:font-weight-asian="normal" style:font-weight-complex="normal"/>
    </style:style>
    <style:style style:name="P12" style:family="paragraph" style:parent-style-name="Standard" style:list-style-name="L1">
      <style:paragraph-properties fo:text-align="start" style:justify-single-word="false"/>
      <style:text-properties style:font-name="Times New Roman" fo:font-weight="normal" officeooo:rsid="00195ef1" officeooo:paragraph-rsid="00195ef1" style:font-weight-asian="normal" style:font-weight-complex="normal"/>
    </style:style>
    <style:style style:name="P13" style:family="paragraph" style:parent-style-name="Standard" style:list-style-name="L1">
      <style:paragraph-properties fo:text-align="start" style:justify-single-word="false"/>
      <style:text-properties style:font-name="Times New Roman" fo:font-weight="normal" officeooo:rsid="001a3151" officeooo:paragraph-rsid="001a3151" style:font-weight-asian="normal" style:font-weight-complex="normal"/>
    </style:style>
    <style:style style:name="P14" style:family="paragraph" style:parent-style-name="Standard" style:list-style-name="L1">
      <style:paragraph-properties fo:text-align="start" style:justify-single-word="false"/>
      <style:text-properties style:font-name="Times New Roman" fo:font-weight="normal" officeooo:rsid="001bfa97" officeooo:paragraph-rsid="001bfa97" style:font-weight-asian="normal" style:font-weight-complex="normal"/>
    </style:style>
    <style:style style:name="P15" style:family="paragraph" style:parent-style-name="Standard" style:list-style-name="L1">
      <style:paragraph-properties fo:text-align="start" style:justify-single-word="false"/>
      <style:text-properties style:font-name="Times New Roman" fo:font-weight="normal" officeooo:rsid="001c0795" officeooo:paragraph-rsid="001c0795" style:font-weight-asian="normal" style:font-weight-complex="normal"/>
    </style:style>
    <style:style style:name="P16" style:family="paragraph" style:parent-style-name="Standard" style:list-style-name="L1">
      <style:paragraph-properties fo:text-align="start" style:justify-single-word="false"/>
      <style:text-properties style:font-name="Times New Roman" fo:font-weight="normal" officeooo:rsid="001d226f" officeooo:paragraph-rsid="001d226f" style:font-weight-asian="normal" style:font-weight-complex="normal"/>
    </style:style>
    <style:style style:name="P17" style:family="paragraph" style:parent-style-name="Standard" style:list-style-name="L1">
      <style:paragraph-properties fo:text-align="start" style:justify-single-word="false"/>
      <style:text-properties style:font-name="Times New Roman" fo:font-weight="normal" officeooo:rsid="001e7d12" officeooo:paragraph-rsid="001e7d12" style:font-weight-asian="normal" style:font-weight-complex="normal"/>
    </style:style>
    <style:style style:name="P18" style:family="paragraph" style:parent-style-name="Standard" style:list-style-name="L1">
      <style:paragraph-properties fo:text-align="start" style:justify-single-word="false"/>
      <style:text-properties style:font-name="Times New Roman" fo:font-weight="normal" officeooo:rsid="001f312b" officeooo:paragraph-rsid="001f312b"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1f312b" officeooo:paragraph-rsid="001f312b"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2132cb" officeooo:paragraph-rsid="002132cb" style:font-weight-asian="normal" style:font-weight-complex="normal"/>
    </style:style>
    <style:style style:name="P21" style:family="paragraph" style:parent-style-name="Standard" style:list-style-name="L2">
      <style:paragraph-properties fo:text-align="start" style:justify-single-word="false"/>
      <style:text-properties style:font-name="Times New Roman" fo:font-weight="normal" officeooo:rsid="002132cb" officeooo:paragraph-rsid="002132cb" style:font-weight-asian="normal" style:font-weight-complex="normal"/>
    </style:style>
    <style:style style:name="P22" style:family="paragraph" style:parent-style-name="Standard" style:list-style-name="L2">
      <style:paragraph-properties fo:text-align="start" style:justify-single-word="false"/>
      <style:text-properties style:font-name="Times New Roman" fo:font-weight="normal" officeooo:rsid="002132cb" officeooo:paragraph-rsid="00227238" style:font-weight-asian="normal" style:font-weight-complex="normal"/>
    </style:style>
    <style:style style:name="P23" style:family="paragraph" style:parent-style-name="Standard" style:list-style-name="L2">
      <style:paragraph-properties fo:text-align="start" style:justify-single-word="false"/>
      <style:text-properties style:font-name="Times New Roman" fo:font-weight="normal" officeooo:rsid="0022aa16" officeooo:paragraph-rsid="0022aa16" style:font-weight-asian="normal" style:font-weight-complex="normal"/>
    </style:style>
    <style:style style:name="P24" style:family="paragraph" style:parent-style-name="Standard" style:list-style-name="L2">
      <style:paragraph-properties fo:text-align="start" style:justify-single-word="false"/>
      <style:text-properties style:font-name="Times New Roman" fo:font-weight="normal" officeooo:rsid="00238646" officeooo:paragraph-rsid="00238646" style:font-weight-asian="normal" style:font-weight-complex="normal"/>
    </style:style>
    <style:style style:name="P25" style:family="paragraph" style:parent-style-name="Standard" style:list-style-name="L2">
      <style:paragraph-properties fo:text-align="start" style:justify-single-word="false"/>
      <style:text-properties style:font-name="Times New Roman" fo:font-weight="normal" officeooo:rsid="00246a2a" officeooo:paragraph-rsid="00246a2a" style:font-weight-asian="normal" style:font-weight-complex="normal"/>
    </style:style>
    <style:style style:name="P26" style:family="paragraph" style:parent-style-name="Standard" style:list-style-name="L2">
      <style:paragraph-properties fo:text-align="start" style:justify-single-word="false"/>
      <style:text-properties style:font-name="Times New Roman" fo:font-weight="normal" officeooo:rsid="00262c46" officeooo:paragraph-rsid="00262c46" style:font-weight-asian="normal" style:font-weight-complex="normal"/>
    </style:style>
    <style:style style:name="P27" style:family="paragraph" style:parent-style-name="Standard" style:list-style-name="L2">
      <style:paragraph-properties fo:text-align="start" style:justify-single-word="false"/>
      <style:text-properties style:font-name="Times New Roman" fo:font-weight="normal" officeooo:rsid="0026d8d0" officeooo:paragraph-rsid="0026d8d0" style:font-weight-asian="normal" style:font-weight-complex="normal"/>
    </style:style>
    <style:style style:name="P28" style:family="paragraph" style:parent-style-name="Standard">
      <style:paragraph-properties fo:text-align="start" style:justify-single-word="false"/>
      <style:text-properties style:font-name="Times New Roman" fo:font-weight="normal" officeooo:rsid="0026d8d0" officeooo:paragraph-rsid="0026d8d0" style:font-weight-asian="normal" style:font-weight-complex="normal"/>
    </style:style>
    <style:style style:name="T1" style:family="text">
      <style:text-properties officeooo:rsid="00117b6b"/>
    </style:style>
    <style:style style:name="T2" style:family="text">
      <style:text-properties officeooo:rsid="00173161"/>
    </style:style>
    <style:style style:name="T3" style:family="text">
      <style:text-properties officeooo:rsid="0017edd3"/>
    </style:style>
    <style:style style:name="T4" style:family="text">
      <style:text-properties officeooo:rsid="001c53bd"/>
    </style:style>
    <style:style style:name="T5" style:family="text">
      <style:text-properties officeooo:rsid="001e7d12"/>
    </style:style>
    <style:style style:name="T6" style:family="text">
      <style:text-properties officeooo:rsid="002025ad"/>
    </style:style>
    <style:style style:name="T7" style:family="text">
      <style:text-properties officeooo:rsid="00227238"/>
    </style:style>
    <style:style style:name="T8" style:family="text">
      <style:text-properties officeooo:rsid="0026d8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7 – 27/05/2015</text:p>
      <text:p text:style-name="P1"/>
      <text:list xml:id="list5778867344455167344" text:style-name="L1">
        <text:list-item>
          <text:p text:style-name="P4">Bl. slide:<text:tab/>10 – Logical Agents/01 – PropositionalLogic.pdf</text:p>
        </text:list-item>
      </text:list>
      <text:p text:style-name="P5"/>
      <text:list xml:id="list182761377133853" text:continue-numbering="true" text:style-name="L1">
        <text:list-item>
          <text:p text:style-name="P4">Sl. 38:</text:p>
          <text:list>
            <text:list-item>
              <text:p text:style-name="P4">La volta scorsa abbiamo visto che uno dei problemi principali della logica è esprimere proprio le varie condizioni</text:p>
            </text:list-item>
          </text:list>
        </text:list-item>
        <text:list-item>
          <text:p text:style-name="P6">Sl. 40:</text:p>
          <text:list>
            <text:list-item>
              <text:p text:style-name="P6">Una propos. è valida se è vera PER TUTTI I MODELLI, la sua importanza è legata al fatto che si “connette” alle inferenze, teorema di Deduzione</text:p>
            </text:list-item>
            <text:list-item>
              <text:p text:style-name="P6">Una proposiz. è insoddisfacibile se NON È VERA PER QUALSIASI MODELLO, mi serve per le dimostrazioni per assurdo</text:p>
            </text:list-item>
            <text:list-item>
              <text:p text:style-name="P7">L'approccio per assurdo è usato dalla procedura per l'inferenza per risoluzione (che non studieremo, però)</text:p>
            </text:list-item>
          </text:list>
        </text:list-item>
        <text:list-item>
          <text:p text:style-name="P7">Sl. 41 </text:p>
          <text:list>
            <text:list-item>
              <text:p text:style-name="P7">sound qui significa coerente</text:p>
            </text:list-item>
            <text:list-item>
              <text:p text:style-name="P8">Non useremo l'algoritmo di risoluz., ma i due algor. di forward and backward chaining</text:p>
            </text:list-item>
            <text:list-item>
              <text:p text:style-name="P8">Un altro modo per validare una particolare prova ci sono altri metodi, come l'enumeraz., euristiche e altre</text:p>
            </text:list-item>
          </text:list>
        </text:list-item>
        <text:list-item>
          <text:p text:style-name="P8">Sl. 4<text:span text:style-name="T3">2</text:span></text:p>
          <text:list>
            <text:list-item>
              <text:p text:style-name="P9">Una clausola di Horn o è una singol<text:span text:style-name="T2">o simbolo per una</text:span> proposizione (nel senso di and, or) oppure come congiunzione di più simboli</text:p>
            </text:list-item>
            <text:list-item>
              <text:p text:style-name="P10">Con la Horn Form esprimiamo la KB come una congiunzione di diverse clausole di Horn</text:p>
            </text:list-item>
            <text:list-item>
              <text:p text:style-name="P10">Se vedo la KB in questo modo, tramite Horn, posso usare i due algoritmi di Forward e Backward chaining</text:p>
            </text:list-item>
            <text:list-item>
              <text:p text:style-name="P10">La formula si legge come: se i singoli termini della clausola, chiamate premesse, (a1, …, an) sono veri e se a1^...^an implicano la verità di beta, ALLORA BETA È VERO</text:p>
            </text:list-item>
          </text:list>
        </text:list-item>
        <text:list-item>
          <text:p text:style-name="P10">Sl. 4<text:span text:style-name="T3">3</text:span></text:p>
          <text:list>
            <text:list-item>
              <text:p text:style-name="P10">Il grafico nella slide si chiama “grafo and-or”, gli archetti che ho (tipo l'arco degli angoli compreso tra i due lati) indicano la and. <text:span text:style-name="T3">Per leggerlo devi cominciare dal basso</text:span></text:p>
            </text:list-item>
            <text:list-item>
              <text:p text:style-name="P10">Per dimostrare, l'algoritmo comincia a prendere tutti quelle proposizioni che sono vere già <text:span text:style-name="T3">da</text:span>lla base di conoscenza, scartandole, <text:span text:style-name="T3">nel senso di non considerarle nei passi successivi,</text:span> dopo averle trovate. <text:span text:style-name="T3">Cer</text:span>cando nei restanti elementi, <text:span text:style-name="T3">aggiungendo nuove proposizioni alla KB se non le avevo all'inizio,</text:span> fin quando non ho trovato la regola che mi dimostra la conclusione</text:p>
            </text:list-item>
          </text:list>
        </text:list-item>
        <text:list-item>
          <text:p text:style-name="P11">Sl. 44</text:p>
          <text:list>
            <text:list-item>
              <text:p text:style-name="P12">L'algoritmo utilizza una tabella, indicizzata da ciascuna clausola in cui c'è il numero di premesse che implicano quella particolare clausola, ad esempio in corrisp. della clausola “L” avrò come valore 2, perché viene implicata due volte (Una volta per A^P e una per A^B)</text:p>
            </text:list-item>
            <text:list-item>
              <text:p text:style-name="P12">All'inizio, prima che un particolare simbolo venga inferito, tutti gli elementi sono falsi</text:p>
            </text:list-item>
            <text:list-item>
              <text:p text:style-name="P12">La posizione di una particolare clausola è irrilevante</text:p>
            </text:list-item>
          </text:list>
        </text:list-item>
        <text:list-item>
          <text:p text:style-name="P12">Sl. 45 a 52</text:p>
          <text:list>
            <text:list-item>
              <text:p text:style-name="P12">Qui fa vedere come funziona passo dopo passo nel caso del grafo visto alla slide 43</text:p>
            </text:list-item>
          </text:list>
        </text:list-item>
        <text:list-item>
          <text:p text:style-name="P13">Sl. 53</text:p>
          <text:list>
            <text:list-item>
              <text:p text:style-name="P14">Il punto 3 lo dimostra per assurdo</text:p>
            </text:list-item>
            <text:list-item>
              <text:p text:style-name="P15">Una delle possibili criticità di quest algoritmo è che, se abbiamo una parte del grafo che è completamente staccata dalla clausola che devo dimostrare, con il forward vado a generare inferenze coerenti inutili, che non c'entrano un cazzo con la clausola che voglio <text:soft-page-break/>dimostrare, questo perché l'algoritmo non è goal-based</text:p>
            </text:list-item>
          </text:list>
        </text:list-item>
        <text:list-item>
          <text:p text:style-name="P15">Sl. 54</text:p>
          <text:list>
            <text:list-item>
              <text:p text:style-name="P15">Questo tipo di algoritmo si basa sulla ricerca al contrario, dalla prova vera, vado a dimostrare le clausole <text:span text:style-name="T4">(premesse)</text:span> che implicano la verità della prova che ho</text:p>
            </text:list-item>
          </text:list>
        </text:list-item>
        <text:list-item>
          <text:p text:style-name="P16">Sl. 55 a 6<text:span text:style-name="T5">6 ok</text:span></text:p>
        </text:list-item>
        <text:list-item>
          <text:p text:style-name="P17">Sl. 67</text:p>
          <text:list>
            <text:list-item>
              <text:p text:style-name="P18">In prolog, di solito viene applicato sempre il backward chaining <text:span text:style-name="T6">per questioni di efficienza</text:span></text:p>
            </text:list-item>
          </text:list>
        </text:list-item>
      </text:list>
      <text:p text:style-name="P19"/>
      <text:p text:style-name="P2">INTERVALLO</text:p>
      <text:p text:style-name="P2"/>
      <text:list xml:id="list1395939665563718397" text:style-name="L2">
        <text:list-item>
          <text:p text:style-name="P22">Bl. slide:<text:tab/><text:span text:style-name="T1">10 – Logical Agents/FirstOrderLogic.pdf</text:span></text:p>
        </text:list-item>
      </text:list>
      <text:p text:style-name="P20"/>
      <text:list xml:id="list182760172569833" text:continue-numbering="true" text:style-name="L2">
        <text:list-item>
          <text:p text:style-name="P21">Sl. <text:span text:style-name="T7">3 ok</text:span></text:p>
        </text:list-item>
        <text:list-item>
          <text:p text:style-name="P23">Sl. 4</text:p>
          <text:list>
            <text:list-item>
              <text:p text:style-name="P23">La logica del primo ordine si basa sull'idea di base che il mondo è formato da OGGETTI e RELAZIONI TRA ESSI</text:p>
            </text:list-item>
            <text:list-item>
              <text:p text:style-name="P23">le funzioni sono relazioni univoche, nel senso che si riferiscono ad un solo oggetto</text:p>
            </text:list-item>
          </text:list>
        </text:list-item>
        <text:list-item>
          <text:p text:style-name="P23">Sl. 5</text:p>
          <text:list>
            <text:list-item>
              <text:p text:style-name="P23">L'impegno ontologico indica il “come” la logica vede il mondo</text:p>
            </text:list-item>
            <text:list-item>
              <text:p text:style-name="P23">L'impegno epistemologico indica come un agente può trattare la rappresentaz. del mondo, nel senso che i fatti ad es., per la log. prop., possono essere o veri o falsi o sconosciuti</text:p>
            </text:list-item>
            <text:list-item>
              <text:p text:style-name="P23">l'aggiunta della logica del primo ordine è relativa all'impegno ontologico</text:p>
            </text:list-item>
          </text:list>
        </text:list-item>
        <text:list-item>
          <text:p text:style-name="P23">Sl. 6</text:p>
          <text:list>
            <text:list-item>
              <text:p text:style-name="P23">In prolog è al contrario rispetto alla slide, nel senso che le var. hanno lettere maiuscole, le costanti minuscole</text:p>
            </text:list-item>
            <text:list-item>
              <text:p text:style-name="P24">Un'altra aggiunta rispetto alla logica propos., sono i QUANTIFICATORI, per ogni e esiste</text:p>
            </text:list-item>
          </text:list>
        </text:list-item>
        <text:list-item>
          <text:p text:style-name="P23">Sl. 7</text:p>
          <text:list>
            <text:list-item>
              <text:p text:style-name="P23">Posso avere funzioni di funzioni, MA NON PREDICATI DI PREDICATI, per questo è del primo ordine</text:p>
            </text:list-item>
          </text:list>
        </text:list-item>
        <text:list-item>
          <text:p text:style-name="P25">Sl. 8 ok</text:p>
        </text:list-item>
        <text:list-item>
          <text:p text:style-name="P25">Sl. 9</text:p>
          <text:list>
            <text:list-item>
              <text:p text:style-name="P25">Per poter dire che una propos. è vera, dobbiamo aggiungere, oltre al modello, anche l'interpretazione</text:p>
            </text:list-item>
          </text:list>
        </text:list-item>
        <text:list-item>
          <text:p text:style-name="P26">Sl. 10 ok</text:p>
        </text:list-item>
        <text:list-item>
          <text:p text:style-name="P26">Sl. 12 ok</text:p>
        </text:list-item>
        <text:list-item>
          <text:p text:style-name="P26">Sl. 13/14 ok</text:p>
        </text:list-item>
        <text:list-item>
          <text:p text:style-name="P26">Sl. 15 <text:span text:style-name="T8">a 23 LEGGI</text:span></text:p>
        </text:list-item>
        <text:list-item>
          <text:p text:style-name="P27">Sl. 24 a 27 LEGGI</text:p>
        </text:list-item>
      </text:list>
      <text:p text:style-name="P28"/>
      <text:p text:style-name="P28"/>
      <text:p text:style-name="P3">FINE LEZIO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5-27T16:42:41.478797414</meta:creation-date>
    <dc:date>2015-05-27T18:27:59.434852508</dc:date>
    <dc:creator>Cralo </dc:creator>
    <meta:editing-duration>PT1H43M13S</meta:editing-duration>
    <meta:editing-cycles>24</meta:editing-cycles>
    <meta:generator>LibreOffice/4.2.8.2$Linux_x86 LibreOffice_project/420m0$Build-2</meta:generator>
    <meta:document-statistic meta:table-count="0" meta:image-count="0" meta:object-count="0" meta:page-count="2" meta:paragraph-count="58" meta:word-count="747" meta:character-count="4124" meta:non-whitespace-character-count="3484"/>
  </office:meta>
</office:document-meta>
</file>